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00.46pt"/>
    </style:style>
    <style:style style:name="co4" style:family="table-column">
      <style:table-column-properties fo:break-before="auto" style:column-width="61.2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6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origin-stop-id</text:p>
          </table:table-cell>
          <table:table-cell office:value-type="string" calcext:value-type="string">
            <text:p>destination-stop-id</text:p>
          </table:table-cell>
          <table:table-cell office:value-type="string" calcext:value-type="string">
            <text:p>perceived-travel-time</text:p>
          </table:table-cell>
          <table:table-cell office:value-type="string" calcext:value-type="string">
            <text:p>passengers</text:p>
          </table:table-cell>
          <table:table-cell office:value-type="string" calcext:value-type="string">
            <text:p>weighted_travel_time</text:p>
          </table:table-cell>
          <table:table-cell/>
          <table:table-cell office:value-type="string" calcext:value-type="string">
            <text:p>SUM_PASSENGERS</text:p>
          </table:table-cell>
          <table:table-cell table:formula="of:=SUM([.D2:.D650])"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2]*[.D2]" office:value-type="float" office:value="126" calcext:value-type="float">
            <text:p>126</text:p>
          </table:table-cell>
          <table:table-cell/>
          <table:table-cell office:value-type="string" calcext:value-type="string">
            <text:p>SUM_PERCEIVED_TRAVEL_TIME</text:p>
          </table:table-cell>
          <table:table-cell table:formula="of:=SUM([.E2:.E650])" office:value-type="float" office:value="44317" calcext:value-type="float">
            <text:p>44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C3]*[.D3]" office:value-type="float" office:value="180" calcext:value-type="float">
            <text:p>180</text:p>
          </table:table-cell>
          <table:table-cell/>
          <table:table-cell office:value-type="string" calcext:value-type="string">
            <text:p>avg</text:p>
          </table:table-cell>
          <table:table-cell table:formula="of:=[.H2]/[.H1]" office:value-type="float" office:value="17.4065200314218" calcext:value-type="float">
            <text:p>17.4065200314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C4]*[.D4]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[.C5]*[.D5]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6]*[.D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C7]*[.D7]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8]*[.D8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C9]*[.D9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C10]*[.D10]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11]*[.D11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12]*[.D12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table:formula="of:=[.C13]*[.D13]" office:value-type="float" office:value="1968" calcext:value-type="float">
            <text:p>19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C14]*[.D14]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C16]*[.D16]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formula="of:=[.C17]*[.D17]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[.C18]*[.D18]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C19]*[.D19]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20]*[.D20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21]*[.D21]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[.C23]*[.D23]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C24]*[.D24]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[.C25]*[.D25]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26]*[.D2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7]*[.D2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28]*[.D28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29]*[.D29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31]*[.D31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32]*[.D32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33]*[.D33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34]*[.D34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35]*[.D3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36]*[.D36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C37]*[.D37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38]*[.D38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9]*[.D39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0]*[.D40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41]*[.D41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42]*[.D4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43]*[.D43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44]*[.D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45]*[.D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6]*[.D46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47]*[.D47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48]*[.D48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C49]*[.D49]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50]*[.D5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51]*[.D5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2]*[.D52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53]*[.D53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54]*[.D5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55]*[.D55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56]*[.D56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57]*[.D57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8]*[.D58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9]*[.D59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60]*[.D6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61]*[.D61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62]*[.D62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63]*[.D63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64]*[.D6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65]*[.D65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6]*[.D66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67]*[.D6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68]*[.D68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69]*[.D69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0]*[.D70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71]*[.D71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2]*[.D7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C73]*[.D73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74]*[.D74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75]*[.D75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76]*[.D7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77]*[.D7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78]*[.D78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79]*[.D79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80]*[.D8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81]*[.D8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82]*[.D82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83]*[.D83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84]*[.D84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85]*[.D85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86]*[.D8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87]*[.D87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88]*[.D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89]*[.D89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90]*[.D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91]*[.D91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92]*[.D92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93]*[.D93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94]*[.D94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95]*[.D95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96]*[.D9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97]*[.D97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98]*[.D98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99]*[.D99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100]*[.D10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101]*[.D10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102]*[.D102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103]*[.D103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104]*[.D10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05]*[.D105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106]*[.D106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107]*[.D107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108]*[.D108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C109]*[.D109]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110]*[.D11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1]*[.D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112]*[.D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13]*[.D113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14]*[.D11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15]*[.D115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116]*[.D116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117]*[.D11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118]*[.D118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119]*[.D119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20]*[.D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21]*[.D121]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2]*[.D12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3]*[.D12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24]*[.D124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125]*[.D125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126]*[.D126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127]*[.D12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128]*[.D12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129]*[.D129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130]*[.D130]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31]*[.D13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32]*[.D13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C133]*[.D133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34]*[.D134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135]*[.D135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36]*[.D136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37]*[.D137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138]*[.D13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39]*[.D139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140]*[.D14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1]*[.D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*[.D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143]*[.D143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44]*[.D144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C145]*[.D145]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46]*[.D146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147]*[.D147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148]*[.D14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149]*[.D149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50]*[.D150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151]*[.D15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C152]*[.D152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153]*[.D153]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[.C154]*[.D154]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155]*[.D155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156]*[.D15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C157]*[.D157]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158]*[.D158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159]*[.D159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160]*[.D16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161]*[.D161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62]*[.D162]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C163]*[.D163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64]*[.D16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65]*[.D165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166]*[.D166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167]*[.D16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68]*[.D16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C169]*[.D169]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170]*[.D17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71]*[.D171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172]*[.D172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73]*[.D173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174]*[.D174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75]*[.D17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C176]*[.D176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C177]*[.D177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178]*[.D17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179]*[.D179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80]*[.D18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table:formula="of:=[.C181]*[.D181]"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182]*[.D182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183]*[.D183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184]*[.D184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185]*[.D185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186]*[.D186]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187]*[.D187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188]*[.D188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189]*[.D189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190]*[.D19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191]*[.D19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192]*[.D19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C193]*[.D193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194]*[.D194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195]*[.D195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196]*[.D196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197]*[.D197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C198]*[.D198]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C199]*[.D199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C200]*[.D200]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C201]*[.D201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202]*[.D202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203]*[.D203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204]*[.D20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C205]*[.D205]"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206]*[.D206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207]*[.D207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208]*[.D20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C209]*[.D209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210]*[.D210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211]*[.D211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12]*[.D212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13]*[.D213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214]*[.D21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215]*[.D215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216]*[.D21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217]*[.D217]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18]*[.D218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219]*[.D219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220]*[.D220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221]*[.D221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222]*[.D222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23]*[.D223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C224]*[.D224]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25]*[.D22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226]*[.D226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227]*[.D227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C228]*[.D228]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229]*[.D229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230]*[.D23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31]*[.D23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232]*[.D232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233]*[.D233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234]*[.D23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235]*[.D23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36]*[.D236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237]*[.D237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38]*[.D238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239]*[.D239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240]*[.D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241]*[.D241]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242]*[.D24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243]*[.D24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244]*[.D24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245]*[.D245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46]*[.D246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47]*[.D2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248]*[.D248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249]*[.D249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250]*[.D250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251]*[.D25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252]*[.D252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253]*[.D253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254]*[.D25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255]*[.D25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256]*[.D25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257]*[.D25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258]*[.D25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259]*[.D259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260]*[.D26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261]*[.D26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262]*[.D26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63]*[.D263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264]*[.D26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C265]*[.D265]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266]*[.D26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67]*[.D26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268]*[.D268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269]*[.D269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270]*[.D27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271]*[.D27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72]*[.D27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273]*[.D273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274]*[.D274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275]*[.D275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276]*[.D27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C277]*[.D277]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78]*[.D27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279]*[.D279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280]*[.D28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281]*[.D28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282]*[.D282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283]*[.D283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284]*[.D28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285]*[.D28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86]*[.D28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287]*[.D287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88]*[.D288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C289]*[.D289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C290]*[.D290]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291]*[.D29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292]*[.D292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293]*[.D293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294]*[.D294]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295]*[.D295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296]*[.D296]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C297]*[.D297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298]*[.D298]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299]*[.D299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300]*[.D300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C301]*[.D30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302]*[.D302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303]*[.D303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304]*[.D30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305]*[.D305]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C306]*[.D306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C307]*[.D307]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308]*[.D30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309]*[.D309]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310]*[.D310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311]*[.D311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312]*[.D312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C313]*[.D313]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314]*[.D314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315]*[.D31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316]*[.D316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317]*[.D31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318]*[.D318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319]*[.D319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C320]*[.D320]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321]*[.D321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322]*[.D322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323]*[.D323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324]*[.D324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C325]*[.D325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[.C326]*[.D326]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327]*[.D327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328]*[.D328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329]*[.D329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330]*[.D330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331]*[.D331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332]*[.D332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33]*[.D333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34]*[.D33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335]*[.D335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336]*[.D33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C337]*[.D337]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338]*[.D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9]*[.D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40]*[.D340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341]*[.D341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342]*[.D342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43]*[.D343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344]*[.D344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345]*[.D345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346]*[.D34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347]*[.D3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348]*[.D348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349]*[.D34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350]*[.D350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351]*[.D35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52]*[.D352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353]*[.D353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354]*[.D354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355]*[.D355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356]*[.D356]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357]*[.D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358]*[.D358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359]*[.D359]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360]*[.D360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361]*[.D361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362]*[.D362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63]*[.D363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64]*[.D36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365]*[.D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366]*[.D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367]*[.D367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68]*[.D368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369]*[.D36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370]*[.D37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371]*[.D371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372]*[.D372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373]*[.D373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374]*[.D374]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375]*[.D375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76]*[.D376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377]*[.D37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378]*[.D37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379]*[.D379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380]*[.D380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381]*[.D381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382]*[.D38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383]*[.D383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84]*[.D38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385]*[.D385]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386]*[.D386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387]*[.D387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388]*[.D388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389]*[.D389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390]*[.D390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391]*[.D391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392]*[.D392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393]*[.D393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C394]*[.D394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395]*[.D39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396]*[.D396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397]*[.D39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C398]*[.D398]"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C399]*[.D399]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400]*[.D400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401]*[.D40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C402]*[.D402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403]*[.D403]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404]*[.D404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405]*[.D405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406]*[.D406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07]*[.D407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408]*[.D408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C409]*[.D409]"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410]*[.D41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411]*[.D411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412]*[.D412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413]*[.D413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414]*[.D41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415]*[.D41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16]*[.D416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C417]*[.D417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418]*[.D418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419]*[.D419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420]*[.D42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421]*[.D42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formula="of:=[.C422]*[.D422]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423]*[.D423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424]*[.D424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5]*[.D42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C426]*[.D426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C427]*[.D427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428]*[.D42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429]*[.D429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30]*[.D430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431]*[.D431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32]*[.D432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C433]*[.D433]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34]*[.D434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435]*[.D435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436]*[.D436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437]*[.D437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38]*[.D438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439]*[.D439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C440]*[.D440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441]*[.D441]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442]*[.D442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443]*[.D44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444]*[.D44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445]*[.D445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C446]*[.D446]"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447]*[.D44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448]*[.D448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449]*[.D449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450]*[.D450]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C451]*[.D451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452]*[.D452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453]*[.D453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454]*[.D454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455]*[.D455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456]*[.D45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457]*[.D457]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458]*[.D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459]*[.D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460]*[.D46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461]*[.D46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62]*[.D462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463]*[.D463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464]*[.D464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465]*[.D46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466]*[.D466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67]*[.D467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68]*[.D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469]*[.D469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470]*[.D470]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471]*[.D471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472]*[.D472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473]*[.D473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474]*[.D474]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475]*[.D47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476]*[.D476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477]*[.D477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478]*[.D478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479]*[.D479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480]*[.D480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C481]*[.D481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82]*[.D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83]*[.D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484]*[.D484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485]*[.D485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486]*[.D486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487]*[.D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88]*[.D488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489]*[.D489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90]*[.D490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491]*[.D491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92]*[.D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493]*[.D493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C494]*[.D494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495]*[.D495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496]*[.D496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497]*[.D49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498]*[.D498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499]*[.D499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500]*[.D500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01]*[.D501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502]*[.D502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503]*[.D503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504]*[.D50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C505]*[.D505]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6]*[.D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507]*[.D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508]*[.D50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509]*[.D509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510]*[.D510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1]*[.D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12]*[.D512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513]*[.D513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514]*[.D514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515]*[.D515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516]*[.D516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517]*[.D51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518]*[.D518]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519]*[.D519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20]*[.D520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21]*[.D521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522]*[.D522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523]*[.D523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524]*[.D524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25]*[.D525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26]*[.D52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27]*[.D527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528]*[.D528]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C529]*[.D529]"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530]*[.D53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531]*[.D531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532]*[.D532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533]*[.D533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534]*[.D534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35]*[.D535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536]*[.D536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537]*[.D537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538]*[.D538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39]*[.D539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540]*[.D540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541]*[.D541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C542]*[.D542]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543]*[.D543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44]*[.D544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545]*[.D545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546]*[.D546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547]*[.D547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548]*[.D548]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549]*[.D549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550]*[.D55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51]*[.D551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52]*[.D552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C553]*[.D553]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554]*[.D554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555]*[.D555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556]*[.D556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557]*[.D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558]*[.D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559]*[.D559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560]*[.D560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561]*[.D561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562]*[.D562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563]*[.D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64]*[.D564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C565]*[.D565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[.C566]*[.D566]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67]*[.D567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68]*[.D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69]*[.D569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570]*[.D570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571]*[.D571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572]*[.D572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573]*[.D573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574]*[.D574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575]*[.D575]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576]*[.D57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C577]*[.D577]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578]*[.D578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579]*[.D579]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580]*[.D58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1]*[.D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582]*[.D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583]*[.D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584]*[.D584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585]*[.D585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586]*[.D586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587]*[.D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588]*[.D588]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C589]*[.D589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C590]*[.D590]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591]*[.D591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592]*[.D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593]*[.D593]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C594]*[.D594]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595]*[.D595]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596]*[.D596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97]*[.D597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598]*[.D598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599]*[.D599]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00]*[.D600]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C601]*[.D601]" office:value-type="float" office:value="24" calcext:value-type="float">
            <text:p>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5:30:00.571992726</meta:creation-date>
    <dc:date>2018-06-15T15:31:45.188797180</dc:date>
    <meta:editing-duration>PT1M44S</meta:editing-duration>
    <meta:editing-cycles>1</meta:editing-cycles>
    <meta:document-statistic meta:table-count="1" meta:cell-count="3011" meta:object-count="0"/>
    <meta:generator>LibreOffice/5.2.7.2$Linux_X86_64 LibreOffice_project/20m0$Build-2</meta:generator>
  </office:meta>
</office:document-meta>
</file>